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5.926cm" fo:margin-left="0cm" fo:margin-right="-0.005cm" table:align="margins" style:writing-mode="lr-tb"/>
    </style:style>
    <style:style style:name="Таблица2.A" style:family="table-column">
      <style:table-column-properties style:column-width="1.236cm" style:rel-column-width="5091*"/>
    </style:style>
    <style:style style:name="Таблица2.B" style:family="table-column">
      <style:table-column-properties style:column-width="5.131cm" style:rel-column-width="21114*"/>
    </style:style>
    <style:style style:name="Таблица2.C" style:family="table-column">
      <style:table-column-properties style:column-width="3.184cm" style:rel-column-width="13102*"/>
    </style:style>
    <style:style style:name="Таблица2.D" style:family="table-column">
      <style:table-column-properties style:column-width="3.171cm" style:rel-column-width="13053*"/>
    </style:style>
    <style:style style:name="Таблица2.E" style:family="table-column">
      <style:table-column-properties style:column-width="3.201cm" style:rel-column-width="13175*"/>
    </style:style>
    <style:style style:name="Таблица2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1" style:family="table">
      <style:table-properties style:width="15.926cm" fo:margin-left="0cm" fo:margin-right="-0.005cm" table:align="margins" style:writing-mode="lr-tb"/>
    </style:style>
    <style:style style:name="Таблица1.A" style:family="table-column">
      <style:table-column-properties style:column-width="5.563cm" style:rel-column-width="22892*"/>
    </style:style>
    <style:style style:name="Таблица1.B" style:family="table-column">
      <style:table-column-properties style:column-width="3.452cm" style:rel-column-width="14205*"/>
    </style:style>
    <style:style style:name="Таблица1.C" style:family="table-column">
      <style:table-column-properties style:column-width="3.44cm" style:rel-column-width="14153*"/>
    </style:style>
    <style:style style:name="Таблица1.D" style:family="table-column">
      <style:table-column-properties style:column-width="3.471cm" style:rel-column-width="14285*"/>
    </style:style>
    <style:style style:name="Таблица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Normal_20__28_Web_29_">
      <style:paragraph-properties fo:margin-top="0.494cm" fo:margin-bottom="0.494cm" style:contextual-spacing="false"/>
      <style:text-properties fo:color="#000000" loext:opacity="100%" officeooo:paragraph-rsid="00187853"/>
    </style:style>
    <style:style style:name="P5" style:family="paragraph" style:parent-style-name="Normal_20__28_Web_29_">
      <style:paragraph-properties fo:margin-top="0.494cm" fo:margin-bottom="0.494cm" style:contextual-spacing="false"/>
      <style:text-properties officeooo:paragraph-rsid="00187853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 style:master-page-name="First_20_Page">
      <style:paragraph-properties fo:text-align="center" style:justify-single-word="false" style:page-number="1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0" style:family="paragraph" style:parent-style-name="Standard">
      <style:text-properties style:font-name="Times New Roman" fo:font-size="16pt" fo:language="en" fo:country="US" officeooo:paragraph-rsid="00187853" style:font-size-asian="16pt" style:font-name-complex="Times New Roman1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6" style:family="paragraph" style:parent-style-name="Standard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P17" style:family="paragraph" style:parent-style-name="Standard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text-align="end" style:justify-single-word="false"/>
    </style:style>
    <style:style style:name="P20" style:family="paragraph" style:parent-style-name="Standard">
      <style:paragraph-properties fo:text-align="end" style:justify-single-word="false"/>
      <style:text-properties officeooo:paragraph-rsid="00187853"/>
    </style:style>
    <style:style style:name="P21" style:family="paragraph" style:parent-style-name="Standard">
      <style:text-properties style:font-name="Noto Mono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P22" style:family="paragraph" style:parent-style-name="Standard">
      <style:text-properties style:font-name="Noto Mono" fo:font-size="9pt" fo:language="en" fo:country="US" style:font-size-asian="9pt" style:font-size-complex="9pt"/>
    </style:style>
    <style:style style:name="P23" style:family="paragraph" style:parent-style-name="Standard">
      <style:text-properties style:font-name="Noto Mono" fo:font-size="9pt" style:font-size-asian="9pt" style:font-size-complex="9pt"/>
    </style:style>
    <style:style style:name="P24" style:family="paragraph" style:parent-style-name="Standard">
      <style:text-properties fo:font-weight="normal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ourier New1" fo:font-size="18pt" fo:language="en" fo:country="US" style:font-name-asian="Courier New2" style:font-size-asian="18pt" style:font-name-complex="Courier New2" style:font-size-complex="18pt" fo:background-color="#ffffff"/>
    </style:style>
    <style:style style:name="P26" style:family="paragraph" style:parent-style-name="Standard">
      <style:paragraph-properties fo:margin-top="0.494cm" fo:margin-bottom="0.494cm" style:contextual-spacing="false"/>
      <style:text-properties fo:color="#000000" loext:opacity="100%" officeooo:paragraph-rsid="00187853"/>
    </style:style>
    <style:style style:name="P27" style:family="paragraph" style:parent-style-name="Standard">
      <style:text-properties officeooo:paragraph-rsid="00187853"/>
    </style:style>
    <style:style style:name="P28" style:family="paragraph" style:parent-style-name="Standard">
      <style:text-properties fo:language="en" fo:country="US" officeooo:paragraph-rsid="00187853"/>
    </style:style>
    <style:style style:name="P29" style:family="paragraph" style:parent-style-name="Standard">
      <style:text-properties style:use-window-font-color="true" loext:opacity="0%" fo:letter-spacing="normal" fo:language="en" fo:country="US" officeooo:paragraph-rsid="00187853" style:font-name-asian="Calibri1"/>
    </style:style>
    <style:style style:name="P30" style:family="paragraph" style:parent-style-name="Standard">
      <style:text-properties style:font-name="Arial1" fo:font-size="11pt" fo:language="en" fo:country="US" officeooo:paragraph-rsid="00187853" style:font-size-asian="11pt" style:font-size-complex="11pt"/>
    </style:style>
    <style:style style:name="P31" style:family="paragraph" style:parent-style-name="Standard_20__28_user_29_" style:list-style-name="WWNum1"/>
    <style:style style:name="P32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3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style:font-name="Times New Roman" fo:font-size="14pt" style:font-size-asian="14pt" style:font-name-complex="Times New Roman1" style:font-size-complex="14pt" fo:background-color="#ffffff"/>
    </style:style>
    <style:style style:name="P34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35" style:family="paragraph" style:parent-style-name="Standard_20__28_user_29_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87853"/>
    </style:style>
    <style:style style:name="P36" style:family="paragraph" style:parent-style-name="Subtitle">
      <style:text-properties style:use-window-font-color="true" loext:opacity="0%" style:font-name="Times New Roman" fo:font-size="16pt" fo:language="en" fo:country="US" officeooo:paragraph-rsid="00187853" style:font-size-asian="16pt" style:font-name-complex="Times New Roman1" style:font-size-complex="16pt"/>
    </style:style>
    <style:style style:name="P37" style:family="paragraph" style:parent-style-name="Subtitle">
      <style:text-properties style:use-window-font-color="true" loext:opacity="0%" style:font-name="Times New Roman" fo:font-size="16pt" officeooo:paragraph-rsid="00187853" style:font-size-asian="16pt" style:font-name-complex="Times New Roman1" style:font-size-complex="16pt"/>
    </style:style>
    <style:style style:name="P38" style:family="paragraph" style:parent-style-name="Subtitle">
      <style:text-properties style:use-window-font-color="true" loext:opacity="0%" fo:letter-spacing="normal" fo:language="en" fo:country="US" officeooo:paragraph-rsid="00187853" style:font-name-asian="Calibri1"/>
    </style:style>
    <style:style style:name="P39" style:family="paragraph" style:parent-style-name="Table_20_Contents">
      <style:paragraph-properties fo:orphans="0" fo:widows="0"/>
    </style:style>
    <style:style style:name="P40" style:family="paragraph" style:parent-style-name="Table_20_Contents">
      <style:text-properties fo:language="en" fo:country="US" officeooo:paragraph-rsid="00187853"/>
    </style:style>
    <style:style style:name="P41" style:family="paragraph" style:parent-style-name="Table_20_Contents">
      <style:text-properties officeooo:paragraph-rsid="00187853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5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6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fo:background-color="#ffffff"/>
    </style:style>
    <style:style style:name="T7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Times New Roman" fo:font-size="18pt" fo:language="en" fo:country="US" fo:font-weight="bold" style:font-name-asian="Times New Roman1" style:font-size-asian="18pt" style:font-weight-asian="bold" style:font-name-complex="Times New Roman1" style:font-size-complex="18pt" fo:background-color="#ffffff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style:font-size-asian="14pt" style:font-name-complex="Times New Roman1" style:font-size-complex="14pt" fo:background-color="#ffffff"/>
    </style:style>
    <style:style style:name="T11" style:family="text">
      <style:text-properties style:font-name="Times New Roman" fo:font-size="14pt" style:font-size-asian="14pt" style:font-size-complex="14pt"/>
    </style:style>
    <style:style style:name="T1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style:font-size-asian="14pt" style:font-name-complex="Times New Roman1" style:font-size-complex="14pt" fo:background-color="#ffffff"/>
    </style:style>
    <style:style style:name="T14" style:family="text">
      <style:text-properties style:font-name="Times New Roman" fo:font-size="14pt" fo:language="en" fo:country="US" style:font-size-asian="14pt" style:font-name-complex="Times New Roman1" style:font-size-complex="14pt" fo:background-color="#ffffff"/>
    </style:style>
    <style:style style:name="T1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style:use-window-font-color="true" loext:opacity="0%" style:font-name="Times New Roman" fo:font-size="15pt" fo:language="ru" fo:country="RU" style:letter-kerning="false" style:font-name-asian="Times New Roman1" style:font-size-asian="15pt" style:language-asian="ru" style:country-asian="RU" style:font-name-complex="Times New Roman1" style:font-size-complex="15pt" style:language-complex="ar" style:country-complex="SA"/>
    </style:style>
    <style:style style:name="T18" style:family="text">
      <style:text-properties style:use-window-font-color="true" loext:opacity="0%" style:font-name="Times New Roman" fo:font-size="18pt" fo:language="en" fo:country="US" fo:font-weight="bold" style:letter-kerning="false" style:font-name-asian="Times New Roman1" style:font-size-asian="18pt" style:language-asian="ru" style:country-asian="RU" style:font-weight-asian="bold" style:font-name-complex="Times New Roman1" style:font-size-complex="18pt" style:language-complex="ar" style:country-complex="SA" style:font-weight-complex="bold"/>
    </style:style>
    <style:style style:name="T19" style:family="text">
      <style:text-properties style:use-window-font-color="true" loext:opacity="0%" style:font-name="Times New Roman" fo:font-size="16pt" fo:language="ru" fo:country="RU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20" style:family="text">
      <style:text-properties style:use-window-font-color="true" loext:opacity="0%" style:font-name="Times New Roman" fo:font-size="16pt" fo:language="ru" fo:country="RU" officeooo:rsid="000b5ddd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21" style:family="text">
      <style:text-properties style:use-window-font-color="true" loext:opacity="0%" style:font-name="Times New Roman" fo:font-size="12pt" fo:language="ru" fo:country="RU" fo:font-weight="bold" style:letter-kerning="false" style:font-name-asian="Arial2" style:font-size-asian="12pt" style:language-asian="ru" style:country-asian="RU" style:font-weight-asian="bold" style:font-name-complex="Arial2" style:font-size-complex="12pt" style:language-complex="ar" style:country-complex="SA" style:font-weight-complex="bold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background-color="transparent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fo:language="ru" fo:country="RU"/>
    </style:style>
    <style:style style:name="T27" style:family="text">
      <style:text-properties fo:language="en" fo:country="US"/>
    </style:style>
    <style:style style:name="T28" style:family="text">
      <style:text-properties style:font-name="Noto Mono"/>
    </style:style>
    <style:style style:name="T29" style:family="text">
      <style:text-properties style:font-name="Noto Mono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30" style:family="text">
      <style:text-properties style:font-name="Noto Mono" fo:font-size="9pt" fo:language="en" fo:country="US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31" style:family="text">
      <style:text-properties style:font-name="Noto Mono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32" style:family="text">
      <style:text-properties style:font-name="Noto Mono" fo:font-size="9pt" style:font-size-asian="9pt" style:font-size-complex="9pt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officeooo:rsid="000f7bce"/>
    </style:style>
    <style:style style:name="T35" style:family="text">
      <style:text-properties fo:color="#000000" loext:opacity="100%" style:font-name="Courier New" fo:font-size="12pt" style:font-size-asian="12pt" style:font-size-complex="12pt"/>
    </style:style>
    <style:style style:name="T36" style:family="text">
      <style:text-properties fo:font-variant="normal" fo:text-transform="none" style:use-window-font-color="true" loext:opacity="0%" style:font-name="Courier New1" fo:font-size="12pt" fo:letter-spacing="normal" fo:font-style="normal" fo:font-weight="normal" fo:background-color="#ffffff" loext:char-shading-value="0" style:font-name-asian="Courier New2" style:font-size-asian="12pt" style:font-name-complex="Courier New2" style:font-size-complex="12pt"/>
    </style:style>
    <style:style style:name="T37" style:family="text">
      <style:text-properties fo:font-variant="normal" fo:text-transform="none" style:use-window-font-color="true" loext:opacity="0%" style:font-name="Courier New1" fo:font-size="12pt" fo:letter-spacing="normal" fo:font-style="normal" fo:font-weight="normal" officeooo:rsid="00187853" fo:background-color="#ffffff" loext:char-shading-value="0" style:font-name-asian="Courier New2" style:font-size-asian="12pt" style:font-name-complex="Courier New2" style:font-size-complex="12pt"/>
    </style:style>
    <style:style style:name="T38" style:family="text">
      <style:text-properties officeooo:rsid="00187853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Московский авиационный институт (национальный исследовательский университет)</text:span></text:p>
      <text:p text:style-name="P9"/>
      <text:p text:style-name="P7"><text:span text:style-name="T17">Институт</text:span><text:span text:style-name="T4"> информационных технологий и прикладной математики </text:span></text:p>
      <text:p text:style-name="P7"><text:span text:style-name="T4">«Кафедра вычислительной математики и программирования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7"><text:span text:style-name="T5">Лабораторная работа по предмету "Операционные системы" №</text:span><text:span text:style-name="T18">5</text:span><text:span text:style-name="T5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0"><text:span text:style-name="T2">Студент: </text:span><text:span text:style-name="T20">Личковаха А. С.</text:span></text:p>
      <text:p text:style-name="P20"><text:span text:style-name="T2">Пр</text:span><text:span text:style-name="T19">еподаватель</text:span><text:span text:style-name="T2">: </text:span><text:span text:style-name="T19">Миронов</text:span><text:span text:style-name="T2"> </text:span><text:span text:style-name="T19">Е. С</text:span><text:span text:style-name="T2">.</text:span></text:p>
      <text:p text:style-name="P20"><text:span text:style-name="T2">Группа: М8О-210Б-21</text:span></text:p>
      <text:p text:style-name="P20"><text:span text:style-name="T19">Дата: </text:span><text:span text:style-name="T20">22</text:span><text:span text:style-name="T19">.</text:span><text:span text:style-name="T20">04</text:span><text:span text:style-name="T19">.202</text:span><text:span text:style-name="T20">3</text:span></text:p>
      <text:p text:style-name="P19"><text:span text:style-name="T2">Оценка: <text:s/>______ </text:span></text:p>
      <text:p text:style-name="P19"><text:span text:style-name="T2">Подпись: <text:s/>______ </text:span></text:p>
      <text:p text:style-name="P12"/>
      <text:p text:style-name="P12"/>
      <text:p text:style-name="P12"/>
      <text:h text:style-name="P2" text:outline-level="1"><text:soft-page-break/></text:h>
      <text:h text:style-name="P3" text:outline-level="1"><text:bookmark-start text:name="__RefHeading___Toc3871_94863195"/><text:span text:style-name="T7">Цель работы</text:span><text:bookmark-end text:name="__RefHeading___Toc3871_94863195"/></text:h>
      <text:p text:style-name="P13"/>
      <text:p text:style-name="Standard_20__28_user_29_"><text:span text:style-name="T9">Целью работы является приобретение практических навыков в:</text:span></text:p>
      <text:list text:style-name="WWNum1">
        <text:list-item>
          <text:p text:style-name="P31"><text:span text:style-name="T9">Создание динамических библиотек</text:span></text:p>
        </text:list-item>
        <text:list-item>
          <text:p text:style-name="P31"><text:span text:style-name="T9">Создание программ, которые используют функции динамических библиотек</text:span></text:p>
        </text:list-item>
      </text:list>
      <text:h text:style-name="P2" text:outline-level="1"/>
      <text:h text:style-name="P2" text:outline-level="1"/>
      <text:h text:style-name="P3" text:outline-level="1"><text:bookmark-start text:name="__RefHeading___Toc3873_94863195"/><text:span text:style-name="T7">Постановка задачи</text:span><text:bookmark-end text:name="__RefHeading___Toc3873_94863195"/></text:h>
      <text:p text:style-name="P14"/>
      <text:p text:style-name="Standard"><text:span text:style-name="T12">Требуется создать динамические библиотеки, которые реализуют определенный функционал. Далее использовать данные библиотеки 2-мя способами:</text:span></text:p>
      <text:p text:style-name="Standard"><text:span text:style-name="T12"><text:s text:c="4"/>1. Во время компиляции (на этапе «линковки»/linking)</text:span></text:p>
      <text:p text:style-name="Standard"><text:span text:style-name="T12"><text:s text:c="4"/>2. Во время исполнения программы. Библиотеки загружаются в память с помощью интерфейса ОС для работы с динамическими библиотеками</text:span></text:p>
      <text:p text:style-name="Standard"><text:span text:style-name="T12">В конечном итоге, в лабораторной работе необходимо получить следующие части:</text:span></text:p>
      <text:p text:style-name="Standard"><text:span text:style-name="T12"><text:s text:c="4"/>• Динамические библиотеки, реализующие контракты, которые заданы вариантом;</text:span></text:p>
      <text:p text:style-name="Standard"><text:span text:style-name="T12"><text:s text:c="4"/>• Тестовая программа (программа №1), которая используют одну из библиотек, используя знания полученные на этапе компиляции;</text:span></text:p>
      <text:p text:style-name="Standard"><text:span text:style-name="T12"><text:s text:c="4"/>• Тестовая программа (программа №2), которая загружает библиотеки, используя только их местоположение и контракты.</text:span></text:p>
      <text:p text:style-name="Standard"><text:span text:style-name="T12">Провести анализ двух типов использования библиотек.</text:span></text:p>
      <text:p text:style-name="P14"/>
      <text:p text:style-name="Standard"><text:span text:style-name="T12">Пользовательский ввод для обоих программ должен быть организован следующим образом:</text:span></text:p>
      <text:p text:style-name="Standard"><text:span text:style-name="T12"><text:s text:c="4"/>1. Если пользователь вводит команду «0», то программа переключает одну реализацию контрактов на другую (необходимо только для </text:span><text:soft-page-break/><text:span text:style-name="T12">программы №2). Можно реализовать лабораторную работу без данной функции, но максимальная оценка в этом случае будет «хорошо»;</text:span></text:p>
      <text:p text:style-name="Standard"><text:span text:style-name="T12"><text:s text:c="4"/>2. «1 arg1 arg2 … argN», где после «1» идут аргументы для первой функции, предусмотренной контрактами. После ввода команды происходит вызов первой функции, и на экране появляется результат её выполнения;</text:span></text:p>
      <text:p text:style-name="Standard"><text:span text:style-name="T12"><text:s text:c="4"/>3. «2 arg1 arg2 … argM», где после «2» идут аргументы для второй функции, предусмотренной контрактами. После ввода команды происходит вызов второй функции, и на экране появляется результат её выполнения.</text:span></text:p>
      <text:p text:style-name="P14"/>
      <text:p text:style-name="P5"><text:span text:style-name="T33">Вариант №</text:span><text:span text:style-name="T34">1</text:span><text:span text:style-name="T33">.</text:span></text:p>
      <text:p text:style-name="P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float" office:value="1">
            <text:p text:style-name="P41">1</text:p>
          </table:table-cell>
          <table:table-cell table:style-name="Таблица2.B1" office:value-type="string">
            <text:p text:style-name="P41"><text:span text:style-name="T26">Рассчет</text:span> интеграла функции <text:span text:style-name="T27">sin(x) </text:span><text:span text:style-name="T26">на отрезке </text:span><text:span text:style-name="T27">[A, B] </text:span><text:span text:style-name="T26">с шагом </text:span><text:span text:style-name="T27">e</text:span></text:p>
          </table:table-cell>
          <table:table-cell table:style-name="Таблица2.C1" office:value-type="string">
            <text:p text:style-name="P40">Float SinIntegral(float A, float B, float e)</text:p>
          </table:table-cell>
          <table:table-cell table:style-name="Таблица2.D1" office:value-type="string">
            <text:p text:style-name="P41">Подсчет интеграла методом прямоугольников.</text:p>
          </table:table-cell>
          <table:table-cell table:style-name="Таблица2.E1" office:value-type="string">
            <text:p text:style-name="P41">Подсчет интеграла методом трапеций.</text:p>
          </table:table-cell>
        </table:table-row>
      </table:table>
      <text:p text:style-name="P2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float" office:value="2">
            <text:p text:style-name="P41">2</text:p>
          </table:table-cell>
          <table:table-cell table:style-name="Таблица1.B1" office:value-type="string">
            <text:p text:style-name="P41">Рассчет <text:span text:style-name="T26">производной</text:span> функции c<text:span text:style-name="T27">os(x) </text:span><text:span text:style-name="T26">в точке </text:span><text:span text:style-name="T27">A с</text:span><text:span text:style-name="T26"> приращением </text:span><text:span text:style-name="T27">deltaX</text:span></text:p>
          </table:table-cell>
          <table:table-cell table:style-name="Таблица1.C1" office:value-type="string">
            <text:p text:style-name="P41"><text:span text:style-name="T27">Float </text:span>Derivative<text:span text:style-name="T27">(float A, float deltaX)</text:span></text:p>
          </table:table-cell>
          <table:table-cell table:style-name="Таблица1.D1" office:value-type="string">
            <text:p text:style-name="P40">f'(x) = (f(A + deltaX) – f(A))/deltaX</text:p>
          </table:table-cell>
        </table:table-row>
      </table:table>
      <text:p text:style-name="P27"><text:span text:style-name="T12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</text:p>
      <text:p text:style-name="P14"/>
      <text:p text:style-name="P15"/>
      <text:p text:style-name="P15"/>
      <text:p text:style-name="P15"/>
      <text:p text:style-name="P15"/>
      <text:p text:style-name="P15"/>
      <text:h text:style-name="P3" text:outline-level="1"><text:bookmark-start text:name="__RefHeading___Toc3875_94863195"/><text:span text:style-name="T7">Общие сведения о программе</text:span><text:bookmark-end text:name="__RefHeading___Toc3875_94863195"/></text:h>
      <text:p text:style-name="P32"/>
      <text:p text:style-name="P35"><text:span text:style-name="T14">Derivative, SinIntegral – </text:span><text:span text:style-name="T13">функции из задания</text:span></text:p>
      <text:p text:style-name="P34"><text:span text:style-name="T14">dlopen – </text:span><text:span text:style-name="T13">открытие динамической библиотеки</text:span></text:p>
      <text:p text:style-name="P34"><text:span text:style-name="T14">dlsym – </text:span><text:span text:style-name="T13">берем функцию из динамической библиотеки</text:span></text:p>
      <text:p text:style-name="P34"><text:span text:style-name="T14">dlclose – </text:span><text:span text:style-name="T13">закрываем динамическую библиотеку</text:span></text:p>
      <text:h text:style-name="P2" text:outline-level="1"/>
      <text:h text:style-name="P3" text:outline-level="1"><text:bookmark-start text:name="__RefHeading___Toc3877_94863195"/><text:span text:style-name="T7">Общий алгоритм решения</text:span><text:bookmark-end text:name="__RefHeading___Toc3877_94863195"/></text:h>
      <text:p text:style-name="P33"/>
      <text:p text:style-name="P34"><text:span text:style-name="T10">Когда пользователь вводит 0, открываем другую динамическую библиотеку и получаем функции из нее.</text:span></text:p>
      <text:p text:style-name="P33"/>
      <text:h text:style-name="P3" text:outline-level="1"><text:bookmark-start text:name="__RefHeading___Toc3879_94863195"/><text:span text:style-name="T7">Реализация</text:span><text:bookmark-end text:name="__RefHeading___Toc3879_94863195"/></text:h>
      <text:p text:style-name="P17"/>
      <text:p text:style-name="P36">functions.h</text:p>
      <text:p text:style-name="P28">#ifndef FUNCTIONS_H</text:p>
      <text:p text:style-name="P27">#define FUNCTIONS_H</text:p>
      <text:p text:style-name="P27"/>
      <text:p text:style-name="P27">float SinIntegral(float A, float B, float e);</text:p>
      <text:p text:style-name="P27">float Derivative(float A, float deltaX);</text:p>
      <text:p text:style-name="P27"/>
      <text:p text:style-name="P27">#endif</text:p>
      <text:p text:style-name="P37"><text:soft-page-break/></text:p>
      <text:p text:style-name="P36">lib1.c</text:p>
      <text:p text:style-name="P28">#include &lt;math.h&gt;</text:p>
      <text:p text:style-name="P27">#include &lt;stdbool.h&gt;</text:p>
      <text:p text:style-name="P27">#include &lt;stdio.h&gt;</text:p>
      <text:p text:style-name="P27"/>
      <text:p text:style-name="P27">//Подсчет интеграла методом прямоугольников.</text:p>
      <text:p text:style-name="P27">float SinIntegral(float A, float B, float e) {</text:p>
      <text:p text:style-name="P27"><text:s text:c="4"/>float dx = (B - A) / e;</text:p>
      <text:p text:style-name="P27"><text:s text:c="4"/>int steps = (B - A) / dx;</text:p>
      <text:p text:style-name="P27"><text:s text:c="4"/>float cur = A;</text:p>
      <text:p text:style-name="P27"><text:s text:c="4"/>float res = 0;</text:p>
      <text:p text:style-name="P27"><text:s text:c="4"/>for (int <text:s/>i = 0; i &lt; steps; ++i){</text:p>
      <text:p text:style-name="P27"><text:s text:c="8"/>res += dx * sin(cur + dx / 2);</text:p>
      <text:p text:style-name="P27"><text:s text:c="8"/>cur += dx;</text:p>
      <text:p text:style-name="P27"><text:s text:c="4"/>}</text:p>
      <text:p text:style-name="P27"><text:s text:c="4"/>res += (B - cur) * sin((B + cur) / 2);</text:p>
      <text:p text:style-name="P27"><text:s text:c="4"/>return res;</text:p>
      <text:p text:style-name="P27">}</text:p>
      <text:p text:style-name="P27"/>
      <text:p text:style-name="P27">//Рассчет производной функции cos(x) в точке A с приращением deltaX</text:p>
      <text:p text:style-name="P27">float Derivative(float A, float deltaX) {</text:p>
      <text:p text:style-name="P27"><text:tab/>float res = (cos(A+deltaX) - cos(A)) / deltaX;</text:p>
      <text:p text:style-name="P27"><text:tab/>return res;</text:p>
      <text:p text:style-name="P27">}</text:p>
      <text:p text:style-name="P36">lib2.c</text:p>
      <text:p text:style-name="P28">#include &lt;math.h&gt;</text:p>
      <text:p text:style-name="P27"/>
      <text:p text:style-name="P27">//Подсчет интеграла методом трапеций.</text:p>
      <text:p text:style-name="P27">float SinIntegral(float A, float B, float e) {</text:p>
      <text:p text:style-name="P27"><text:s text:c="4"/>float dx = (B - A) / e;</text:p>
      <text:p text:style-name="P27"><text:s text:c="4"/>int steps = (B - A) / dx;</text:p>
      <text:p text:style-name="P27"><text:s text:c="4"/>float cur = A;</text:p>
      <text:p text:style-name="P27"><text:s text:c="4"/>float res = 0;</text:p>
      <text:p text:style-name="P27"><text:s text:c="4"/>for (int <text:s/>i = 0; i &lt; steps; ++i){</text:p>
      <text:p text:style-name="P27"><text:s text:c="8"/>res += dx * sin(sin(cur) + sin(cur + dx)) / 2;</text:p>
      <text:p text:style-name="P27"><text:s text:c="8"/>cur += dx;</text:p>
      <text:p text:style-name="P27"><text:s text:c="4"/>}</text:p>
      <text:p text:style-name="P27"><text:s text:c="4"/>res += (B - cur) * (sin(B) + sin(cur)) / 2;</text:p>
      <text:p text:style-name="P27"><text:s text:c="4"/>return res;</text:p>
      <text:p text:style-name="P27">}</text:p>
      <text:p text:style-name="P27"/>
      <text:p text:style-name="P27">//Рассчет производной функции cos(x) в точке A с приращением deltaX</text:p>
      <text:p text:style-name="P27"><text:soft-page-break/>float Derivative(float A, float deltaX) {</text:p>
      <text:p text:style-name="P27"><text:tab/>float res = (cos(A+deltaX) - cos(A-deltaX)) / (2*deltaX);</text:p>
      <text:p text:style-name="P27"><text:tab/>return res;</text:p>
      <text:p text:style-name="P27">}</text:p>
      <text:p text:style-name="P10"/>
      <text:p text:style-name="P10"/>
      <text:p text:style-name="P10">makefile</text:p>
      <text:p text:style-name="P28">all: prog1 prog2</text:p>
      <text:p text:style-name="P27"/>
      <text:p text:style-name="P27">lib1.so: lib1.c</text:p>
      <text:p text:style-name="P27"><text:tab/>gcc -shared lib1.c -o lib1.so -lm -Wall</text:p>
      <text:p text:style-name="P27"/>
      <text:p text:style-name="P27">lib2.so: lib2.c</text:p>
      <text:p text:style-name="P27"><text:tab/>gcc -shared lib2.c -o lib2.so -lm -Wall</text:p>
      <text:p text:style-name="P27"/>
      <text:p text:style-name="P27">prog2: lib1.so lib2.so prog2.c</text:p>
      <text:p text:style-name="P27"><text:tab/>gcc prog2.c -ldl -o prog2 -Wall</text:p>
      <text:p text:style-name="P27"/>
      <text:p text:style-name="P27">prog1: lib1.so prog1.c</text:p>
      <text:p text:style-name="P27"><text:tab/>gcc prog1.c -L "/home/kiwi/5/src" -Wl,-R. -l1 -o prog1 -Wall</text:p>
      <text:p text:style-name="P36">prog1.c</text:p>
      <text:p text:style-name="P38">#include &lt;stdio.h&gt;</text:p>
      <text:p text:style-name="P29">#include "functions.h"</text:p>
      <text:p text:style-name="P29"/>
      <text:p text:style-name="P29">void usage(){</text:p>
      <text:p text:style-name="P29"><text:tab/>printf("1. Рассчет интеграла функции sin(x) на отрезке [A, B] с шагом e\n");</text:p>
      <text:p text:style-name="P29"><text:tab/>printf("USAGE: Float SinIntegral(float A, float B, float e)\n\n");</text:p>
      <text:p text:style-name="P29"/>
      <text:p text:style-name="P29"><text:tab/>printf("2. Рассчет производной функции cos(x) в точке A с приращением deltaX\n");</text:p>
      <text:p text:style-name="P29"><text:tab/>printf("USAGE: float Derivative(float A, float deltaX)\n\n");</text:p>
      <text:p text:style-name="P29">}</text:p>
      <text:p text:style-name="P29"/>
      <text:p text:style-name="P29">int main(){</text:p>
      <text:p text:style-name="P29"><text:tab/>usage();</text:p>
      <text:p text:style-name="P29"><text:tab/>int command;</text:p>
      <text:p text:style-name="P29"><text:tab/>while(scanf("%d", &amp;command) != EOF){</text:p>
      <text:p text:style-name="P29"><text:tab/><text:tab/>if (command == 1) {</text:p>
      <text:p text:style-name="P29"><text:tab/><text:tab/><text:tab/><text:tab/>float a, b, e;</text:p>
      <text:p text:style-name="P29"><text:tab/><text:tab/><text:tab/><text:tab/>if(scanf("%f %f %f", &amp;a, &amp;b, &amp;e) != 3){</text:p>
      <text:p text:style-name="P29"><text:tab/><text:tab/><text:tab/><text:tab/><text:tab/>printf("Wrong arguements!\n");</text:p>
      <text:p text:style-name="P29"><text:tab/><text:tab/><text:tab/><text:tab/><text:tab/>continue;</text:p>
      <text:p text:style-name="P29"><text:tab/><text:tab/><text:tab/><text:tab/>} </text:p>
      <text:p text:style-name="P29"><text:soft-page-break/><text:tab/><text:tab/><text:tab/><text:tab/>printf("%f\n", SinIntegral(a, b, e));</text:p>
      <text:p text:style-name="P29"><text:tab/><text:tab/><text:tab/><text:tab/>break;</text:p>
      <text:p text:style-name="P29"><text:tab/><text:tab/><text:tab/>}</text:p>
      <text:p text:style-name="P29"><text:tab/><text:tab/><text:tab/>else if (command == 2) {</text:p>
      <text:p text:style-name="P29"><text:tab/><text:tab/><text:tab/><text:tab/>float x, y;</text:p>
      <text:p text:style-name="P29"><text:tab/><text:tab/><text:tab/><text:tab/>if(scanf("%f %f", &amp;x, &amp;y) != 2) {</text:p>
      <text:p text:style-name="P29"><text:tab/><text:tab/><text:tab/><text:tab/><text:tab/>printf("Wrong arguements!\n");</text:p>
      <text:p text:style-name="P29"><text:tab/><text:tab/><text:tab/><text:tab/><text:tab/>continue;</text:p>
      <text:p text:style-name="P29"><text:tab/><text:tab/><text:tab/><text:tab/>} </text:p>
      <text:p text:style-name="P29"><text:tab/><text:tab/><text:tab/><text:tab/>printf("%f\n", Derivative(x, y));</text:p>
      <text:p text:style-name="P29"><text:tab/><text:tab/><text:tab/><text:tab/>break;</text:p>
      <text:p text:style-name="P29"><text:tab/><text:tab/><text:tab/>}</text:p>
      <text:p text:style-name="P29"><text:tab/><text:tab/><text:tab/>else{</text:p>
      <text:p text:style-name="P29"><text:tab/><text:tab/><text:tab/><text:tab/>printf("Wrong command!\n");</text:p>
      <text:p text:style-name="P29"><text:tab/><text:tab/><text:tab/>}</text:p>
      <text:p text:style-name="P29"><text:tab/><text:tab/>}</text:p>
      <text:p text:style-name="P29"><text:tab/>}</text:p>
      <text:p text:style-name="P28"/>
      <text:p text:style-name="P36">prog2.c</text:p>
      <text:p text:style-name="P28">int command;</text:p>
      <text:p text:style-name="P27"><text:tab/>int version = 0;</text:p>
      <text:p text:style-name="P27"/>
      <text:p text:style-name="P27"><text:tab/>float (*SinIntegral)(float, float, float);</text:p>
      <text:p text:style-name="P27"><text:tab/>float (*Derivative)(float, float);</text:p>
      <text:p text:style-name="P27"/>
      <text:p text:style-name="P27"><text:tab/>void *lib1_handler = dlopen("./lib1.so", RTLD_LAZY);</text:p>
      <text:p text:style-name="P27"><text:tab/>void *lib2_handler = dlopen("./lib2.so", RTLD_LAZY);</text:p>
      <text:p text:style-name="P27"/>
      <text:p text:style-name="P27"><text:tab/>if (!lib1_handler || !lib2_handler){</text:p>
      <text:p text:style-name="P27"><text:tab/> <text:s text:c="3"/>fprintf(stderr,"dlopen() error: %s\n", dlerror());</text:p>
      <text:p text:style-name="P27"><text:tab/> <text:s text:c="3"/>return -1;</text:p>
      <text:p text:style-name="P27"><text:tab/>}</text:p>
      <text:p text:style-name="P27"/>
      <text:p text:style-name="P27"><text:tab/>SinIntegral = dlsym(lib1_handler,"SinIntegral");</text:p>
      <text:p text:style-name="P27"><text:tab/>Derivative = dlsym(lib1_handler,"Derivative");</text:p>
      <text:p text:style-name="P27"/>
      <text:p text:style-name="P27"><text:tab/>while(scanf("%d", &amp;command) != EOF){</text:p>
      <text:p text:style-name="P27"><text:tab/><text:tab/>if (command == 0) {</text:p>
      <text:p text:style-name="P27"><text:tab/><text:tab/><text:tab/><text:tab/>version ^= 1;</text:p>
      <text:p text:style-name="P27"><text:tab/><text:tab/><text:tab/><text:tab/>if(version == 0){</text:p>
      <text:p text:style-name="P27"><text:tab/><text:tab/><text:tab/><text:tab/><text:tab/>SinIntegral = dlsym(lib1_handler,"SinIntegral");</text:p>
      <text:p text:style-name="P27"><text:tab/><text:tab/><text:tab/><text:tab/><text:tab/>Derivative = dlsym(lib1_handler,"Derivative");</text:p>
      <text:p text:style-name="P27"><text:tab/><text:tab/><text:tab/><text:tab/>} else{</text:p>
      <text:p text:style-name="P27"><text:tab/><text:tab/><text:tab/><text:tab/><text:tab/>SinIntegral = dlsym(lib2_handler,"SinIntegral");</text:p>
      <text:p text:style-name="P27"><text:tab/><text:tab/><text:tab/><text:tab/><text:tab/>Derivative = dlsym(lib2_handler,"Derivative");</text:p>
      <text:p text:style-name="P27"><text:tab/><text:tab/><text:tab/><text:tab/>}</text:p>
      <text:p text:style-name="P27"><text:soft-page-break/><text:tab/><text:tab/><text:tab/><text:tab/>printf("Switched to realization %d\n", version + 1);</text:p>
      <text:p text:style-name="P27"><text:tab/><text:tab/><text:tab/><text:tab/>break;</text:p>
      <text:p text:style-name="P27"><text:tab/><text:tab/><text:tab/>}</text:p>
      <text:p text:style-name="P27"><text:tab/><text:tab/>else if (command == 1){</text:p>
      <text:p text:style-name="P27"><text:tab/><text:tab/><text:tab/><text:tab/>float a, b, e;</text:p>
      <text:p text:style-name="P27"><text:tab/><text:tab/><text:tab/><text:tab/>if(scanf("%f%f%f", &amp;a, &amp;b, &amp;e) != 3){</text:p>
      <text:p text:style-name="P27"><text:tab/><text:tab/><text:tab/><text:tab/><text:tab/>printf("Wrong arguements!\n");</text:p>
      <text:p text:style-name="P27"><text:tab/><text:tab/><text:tab/><text:tab/><text:tab/>continue;</text:p>
      <text:p text:style-name="P27"><text:tab/><text:tab/><text:tab/><text:tab/>}</text:p>
      <text:p text:style-name="P27"><text:tab/><text:tab/><text:tab/><text:tab/>printf("%f\n", SinIntegral(a, b, e));</text:p>
      <text:p text:style-name="P27"><text:tab/><text:tab/><text:tab/><text:tab/>break;</text:p>
      <text:p text:style-name="P27"><text:tab/><text:tab/><text:tab/>}</text:p>
      <text:p text:style-name="P27"><text:tab/><text:tab/><text:tab/>else if (command == 2){</text:p>
      <text:p text:style-name="P27"><text:tab/><text:tab/><text:tab/><text:tab/>float x, y;</text:p>
      <text:p text:style-name="P27"><text:tab/><text:tab/><text:tab/><text:tab/>if (scanf("%f %f", &amp;x, &amp;y) != 2) {</text:p>
      <text:p text:style-name="P27"><text:tab/><text:tab/><text:tab/><text:tab/><text:tab/>printf("Wrong arguements!\n");</text:p>
      <text:p text:style-name="P27"><text:tab/><text:tab/><text:tab/><text:tab/><text:tab/>continue;</text:p>
      <text:p text:style-name="P27"><text:tab/><text:tab/><text:tab/><text:tab/>}</text:p>
      <text:p text:style-name="P27"><text:tab/><text:tab/><text:tab/><text:tab/>printf("%f\n", Derivative(x, y));</text:p>
      <text:p text:style-name="P27"><text:tab/><text:tab/><text:tab/><text:tab/>break;</text:p>
      <text:p text:style-name="P27"><text:tab/><text:tab/><text:tab/>}</text:p>
      <text:p text:style-name="P27"><text:tab/><text:tab/><text:tab/>else{</text:p>
      <text:p text:style-name="P27"><text:tab/><text:tab/><text:tab/><text:tab/>printf("Wrong command!\n"); </text:p>
      <text:p text:style-name="P27"><text:tab/><text:tab/><text:tab/>}</text:p>
      <text:p text:style-name="P27"><text:tab/>}</text:p>
      <text:p text:style-name="P27"><text:tab/>dlclose(lib1_handler);</text:p>
      <text:p text:style-name="P27"><text:tab/>dlclose(lib2_handler);</text:p>
      <text:p text:style-name="P27"><text:span text:style-name="T31">}</text:span></text:p>
      <text:p text:style-name="P24"/>
      <text:p text:style-name="P24"/>
      <text:p text:style-name="P24"/>
      <text:p text:style-name="P24"/>
      <text:p text:style-name="P22"/>
      <text:h text:style-name="P3" text:outline-level="1"><text:span text:style-name="T6"/></text:h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h text:style-name="P3" text:outline-level="1"><text:bookmark-start text:name="__RefHeading___Toc3881_94863195"/><text:soft-page-break/><text:span text:style-name="T6">Пример</text:span><text:span text:style-name="T8"> </text:span><text:span text:style-name="T6">работы</text:span><text:bookmark-end text:name="__RefHeading___Toc3881_94863195"/></text:h>
      <text:p text:style-name="P23"/>
      <text:p text:style-name="P23"/>
      <text:p text:style-name="P28"/>
      <text:p text:style-name="P28"><text:a xlink:type="simple" xlink:href="mailto:kiwi@LAPTOP-KIWI" text:style-name="Internet_20_link" text:visited-style-name="Visited_20_Internet_20_Link"><text:span text:style-name="T35">kiwi@LAPTOP-KIWI</text:span></text:a><text:span text:style-name="T36">:~/</text:span><text:span text:style-name="T37">5</text:span><text:span text:style-name="T36">$</text:span> ./<text:span text:style-name="T38">prog</text:span></text:p>
      <text:p text:style-name="P27">0. Переключение реализации контрактов</text:p>
      <text:p text:style-name="P27"/>
      <text:p text:style-name="P27">1. Рассчет интеграла функции <text:span text:style-name="T27">sin</text:span>(<text:span text:style-name="T27">x</text:span>) на отрезке [<text:span text:style-name="T27">A</text:span>, <text:span text:style-name="T27">B</text:span>] с шагом <text:span text:style-name="T27">e</text:span></text:p>
      <text:p text:style-name="P28">USAGE: Float SinIntegral(float A, float B, float e)</text:p>
      <text:p text:style-name="P28"/>
      <text:p text:style-name="P27">2. Подсчёт количества простых чисел на отрезке [<text:span text:style-name="T27">A</text:span>, <text:span text:style-name="T27">B</text:span>] (<text:span text:style-name="T27">A</text:span>, <text:span text:style-name="T27">B</text:span> - натуральные)</text:p>
      <text:p text:style-name="P28">USAGE: Int PrimeCount(int A, int B)</text:p>
      <text:p text:style-name="P28"/>
      <text:p text:style-name="P28">1 0 1 0.1</text:p>
      <text:p text:style-name="P28">0.479426</text:p>
      <text:p text:style-name="P28">2 1 10000</text:p>
      <text:p text:style-name="P28">1229</text:p>
      <text:p text:style-name="P28">0</text:p>
      <text:p text:style-name="P28">Switched to realization 2</text:p>
      <text:p text:style-name="P28">1 0 1 0.1</text:p>
      <text:p text:style-name="P28">0.420735</text:p>
      <text:p text:style-name="P28">2 1 10000</text:p>
      <text:p text:style-name="P28">1229</text:p>
      <text:p text:style-name="P28">0</text:p>
      <text:p text:style-name="P30">Switched to realization 2</text:p>
      <text:p text:style-name="P23"/>
      <text:p text:style-name="P23"/>
      <text:p text:style-name="P23"/>
      <text:p text:style-name="P23"/>
      <text:p text:style-name="P25"/>
      <text:h text:style-name="P3" text:outline-level="1"><text:bookmark-start text:name="__RefHeading___Toc3883_94863195"/><text:span text:style-name="T7">Вывод</text:span><text:bookmark-end text:name="__RefHeading___Toc3883_94863195"/></text:h>
      <text:p text:style-name="P18"/>
      <text:p text:style-name="P6"><text:span text:style-name="T11">Я успешно освоил создание, подключение и использование динамических библиотек и соответствующие средства ОС для работы с ними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Mono" svg:font-family="'Noto Mono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0pt" fo:language="ru" fo:country="RU" style:letter-kerning="false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pt" fo:language="ru" fo:country="RU" style:letter-kerning="false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2" style:font-family-asian="Arial" style:font-family-generic-asian="system" style:font-pitch-asian="variable" style:font-size-asian="11pt" style:language-asian="ru" style:country-asian="RU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99cm" fo:margin-bottom="0.199cm" style:contextual-spacing="false" fo:line-height="100%" fo:keep-together="always" fo:text-indent="0cm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Standard_20__28_user_29_" style:display-name="Standard (user)" style:family="paragraph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Верхний_20_и_20_нижний_20_колонтитулы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Маркеры_20_списка" style:display-name="Маркеры списка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2" style:family="text">
      <style:text-properties style:use-window-font-color="true" loext:opacity="0%" style:font-name="Times New Roman" fo:font-size="12pt" fo:language="ru" fo:country="RU" fo:font-weight="bold" style:letter-kerning="false" style:font-name-asian="Arial2" style:font-size-asian="12pt" style:language-asian="ru" style:country-asian="RU" style:font-weight-asian="bold" style:font-name-complex="Arial2" style:font-size-complex="12pt" style:language-complex="ar" style:country-complex="SA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MP1"><text:span text:style-name="MT1">Москва 202</text:span><text:span text:style-name="MT2">3</text:span><text:span text:style-name="MT1"> г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09:09:00</meta:creation-date>
    <meta:initial-creator>Mike</meta:initial-creator>
    <dc:language>ru-RU</dc:language>
    <dc:date>2023-04-21T15:52:36.486000000</dc:date>
    <meta:editing-cycles>43</meta:editing-cycles>
    <meta:editing-duration>PT2H36M4S</meta:editing-duration>
    <meta:generator>LibreOffice/7.4.2.3$Windows_X86_64 LibreOffice_project/382eef1f22670f7f4118c8c2dd222ec7ad009daf</meta:generator>
    <meta:document-statistic meta:table-count="2" meta:image-count="0" meta:object-count="0" meta:page-count="9" meta:paragraph-count="212" meta:word-count="969" meta:character-count="6976" meta:non-whitespace-character-count="5825"/>
    <meta:user-defined meta:name="AppVersion">15.0000</meta:user-defined>
    <meta:user-defined meta:name="Company">diakov.net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